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AD000000C8AA769351.png"/>
  <manifest:file-entry manifest:media-type="image/png" manifest:full-path="Pictures/100002010000031000000142C35E5343.png"/>
  <manifest:file-entry manifest:media-type="image/svg+xml" manifest:full-path="Pictures/1000EC18000051020000214107299C9B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35cm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04cm" svg:x="1cm" svg:y="4.2cm">
          <draw:image xlink:href="Pictures/100002010000031000000142C35E5343.png" xlink:type="simple" xlink:show="embed" xlink:actuate="onLoad"/>
          <draw:image xlink:href="Pictures/1000EC18000051020000214107299C9B.svg" xlink:type="simple" xlink:show="embed" xlink:actuate="onLoad">
            <text:p/>
          </draw:image>
          <svg:title>Canvas 1</svg:title>
        </draw:frame>
        <draw:frame draw:style-name="gr1" draw:text-style-name="P1" draw:layer="layout" svg:width="2.634cm" svg:height="2.968cm" svg:x="8.6cm" svg:y="8.6cm">
          <draw:image xlink:href="Pictures/10000201000000AD000000C8AA769351.png" xlink:type="simple" xlink:show="embed" xlink:actuate="onLoad">
            <text:p/>
          </draw:image>
        </draw:frame>
        <draw:line draw:style-name="gr2" draw:text-style-name="P1" draw:layer="layout" svg:x1="11.2cm" svg:y1="10.5cm" svg:x2="12.9cm" svg:y2="9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0-07-19T12:17:18.29</dc:date>
    <dc:creator>John Lewis</dc:creator>
    <meta:generator>OpenOffice/4.1.7$Win32 OpenOffice.org_project/417m1$Build-9800</meta:generator>
    <meta:editing-duration>PT3M22S</meta:editing-duration>
    <meta:editing-cycles>1</meta:editing-cycles>
    <meta:document-statistic meta:object-count="3"/>
  </office:meta>
</office:document-meta>
</file>